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70000030914D98A19.png"/>
  <manifest:file-entry manifest:media-type="image/png" manifest:full-path="Pictures/100002010000025400000352A384F963.png"/>
  <manifest:file-entry manifest:media-type="image/png" manifest:full-path="Pictures/100002010000022D000002DDE04A7DFF.png"/>
  <manifest:file-entry manifest:media-type="image/png" manifest:full-path="Pictures/10000201000002B4000001F70633B9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12.356cm" draw:z-index="0"><draw:image xlink:href="Pictures/10000201000002B4000001F70633B922.png" xlink:type="simple" xlink:show="embed" xlink:actuate="onLoad"/></draw:frame></text:p>
      <text:p text:style-name="Standard"/>
      <text:p text:style-name="Standard"><draw:frame draw:style-name="fr2" draw:name="graphics2" text:anchor-type="paragraph" svg:width="15.771cm" svg:height="22.491cm" draw:z-index="1"><draw:image xlink:href="Pictures/100002010000025400000352A384F963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3" text:anchor-type="paragraph" svg:width="14.739cm" svg:height="19.396cm" draw:z-index="2"><draw:image xlink:href="Pictures/100002010000022D000002DDE04A7DF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4" text:anchor-type="paragraph" svg:width="16.999cm" svg:height="12.614cm" draw:z-index="3"><draw:image xlink:href="Pictures/10000201000004170000030914D98A1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8S</meta:editing-duration>
    <meta:editing-cycles>5</meta:editing-cycles>
    <meta:generator>OpenOffice/4.1.3$Win32 OpenOffice.org_project/413m1$Build-9783</meta:generator>
    <dc:date>2018-02-02T17:03:39.08</dc:date>
    <meta:document-statistic meta:table-count="0" meta:image-count="4" meta:object-count="0" meta:page-count="4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